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62834"/>
    </style:style>
    <style:style style:name="P2" style:family="paragraph" style:parent-style-name="Title">
      <style:text-properties officeooo:rsid="0008f763" officeooo:paragraph-rsid="0008f763"/>
    </style:style>
    <style:style style:name="P3" style:family="paragraph" style:parent-style-name="Text_20_body">
      <style:text-properties officeooo:rsid="0008f763" officeooo:paragraph-rsid="0008f763"/>
    </style:style>
    <style:style style:name="P4" style:family="paragraph" style:parent-style-name="Heading_20_1">
      <style:text-properties officeooo:rsid="0008f763" officeooo:paragraph-rsid="0008f763"/>
    </style:style>
    <style:style style:name="P5" style:family="paragraph" style:parent-style-name="Heading_20_1">
      <style:text-properties officeooo:rsid="00062834" officeooo:paragraph-rsid="00062834"/>
    </style:style>
    <style:style style:name="P6" style:family="paragraph" style:parent-style-name="Preformatted_20_Text">
      <style:text-properties fo:font-size="8pt" fo:font-weight="bold" style:font-size-asian="8pt" style:font-weight-asian="bold" style:font-size-complex="8pt" style:font-weight-complex="bold"/>
    </style:style>
    <style:style style:name="P7" style:family="paragraph" style:parent-style-name="Preformatted_20_Text">
      <style:text-properties fo:font-size="7pt" fo:font-weight="bold" style:font-size-asian="7pt" style:font-weight-asian="bold" style:font-size-complex="7pt" style:font-weight-complex="bold"/>
    </style:style>
    <style:style style:name="P8" style:family="paragraph" style:parent-style-name="Preformatted_20_Tex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form Signature Instructions</text:p>
      <text:h text:style-name="P4" text:outline-level="1">Having physician signature inserted into eForm</text:h>
      <text:p text:style-name="P3">These are the instructions for having the physician signature automatically inserted:</text:p>
      <text:p text:style-name="Preformatted_20_Text">&lt;script&gt;</text:p>
      <text:p text:style-name="Preformatted_20_Text">/** Be sure that getSignatureID(); loads at start*/</text:p>
      <text:p text:style-name="Preformatted_20_Text">/** This function is called when the eform has been loaded */</text:p>
      <text:p text:style-name="Preformatted_20_Text"><text:s text:c="3"/><text:tab/> function onEformLoad() {</text:p>
      <text:p text:style-name="Preformatted_20_Text"><text:s text:c="3"/><text:tab/><text:tab/> var $input_elements = $(".input_elements");</text:p>
      <text:p text:style-name="Preformatted_20_Text"><text:s text:c="3"/><text:tab/><text:tab/> replaceOscarImagePathsWhenLocal($("#eform_container"));</text:p>
      <text:p text:style-name="Preformatted_20_Text"><text:s text:c="3"/><text:tab/><text:tab/> initXBoxes($input_elements);</text:p>
      <text:p text:style-name="Preformatted_20_Text"><text:s text:c="3"/><text:tab/><text:tab/> initUTF8Checkboxes($input_elements);</text:p>
      <text:p text:style-name="Preformatted_20_Text"><text:s text:c="3"/><text:tab/><text:tab/> initPrecheckedCheckboxes($input_elements);</text:p>
      <text:p text:style-name="Preformatted_20_Text"><text:s text:c="3"/><text:tab/><text:tab/> initConfirmClose();</text:p>
      <text:p text:style-name="Preformatted_20_Text">/** So add this line: */ <text:s text:c="2"/><text:tab/><text:tab/> </text:p>
      <text:p text:style-name="Preformatted_20_Text"><text:s text:c="3"/><text:tab/><text:tab/> <text:span text:style-name="T1">getSignatureID();</text:span></text:p>
      <text:p text:style-name="Preformatted_20_Text"><text:s text:c="3"/><text:tab/> }</text:p>
      <text:p text:style-name="Preformatted_20_Text">&lt;/script&gt;</text:p>
      <text:p text:style-name="Preformatted_20_Text"/>
      <text:p text:style-name="Preformatted_20_Text">&lt;script&gt;</text:p>
      <text:p text:style-name="Preformatted_20_Text">/** This function will check to see if the current user is a doctor, and if they are it will automatically add their signature if they have one. */</text:p>
      <text:p text:style-name="Preformatted_20_Text"/>
      <text:p text:style-name="Preformatted_20_Text">function getSignatureID() {</text:p>
      <text:p text:style-name="Preformatted_20_Text"><text:s text:c="4"/>//First check if the current_user is a doctor.</text:p>
      <text:p text:style-name="P8"><text:s text:c="4"/>if (document.getElementById("current_logged_in_user_type") &amp;&amp; document.getElementById("current_logged_in_user_type").value == "doctor"){</text:p>
      <text:p text:style-name="P8"><text:s text:c="3"/><text:tab/> var sigid = "../eform/displayImage.do?imagefile=" + "doctor_signature_" + document.getElementById("current_logged_in_user_id").value + ".png";</text:p>
      <text:p text:style-name="P8"><text:s text:c="3"/><text:tab/> checkImage(sigid, function(){document.getElementById("signature").src = sigid;}, function(){console.log("No signature file found.");});</text:p>
      <text:p text:style-name="P8"><text:s text:c="4"/>}</text:p>
      <text:p text:style-name="Preformatted_20_Text"/>
      <text:p text:style-name="Preformatted_20_Text"><text:s text:c="4"/>//If the current_user isn't a doctor, check if there is an appointment provider.</text:p>
      <text:p text:style-name="P8"><text:s text:c="4"/>else if (document.getElementById("appt_provider_id") &amp;&amp; document.getElementById("appt_provider_id").value.length &gt;= 1){</text:p>
      <text:p text:style-name="P8"><text:s text:c="3"/><text:tab/><text:tab/> var sigid = "../eform/displayImage.do?imagefile=" + "doctor_signature_" + document.getElementById("appt_provider_id").value + ".png";</text:p>
      <text:p text:style-name="P8"><text:s text:c="3"/><text:tab/><text:tab/> checkImage(sigid, function(){document.getElementById("signature").src = sigid;}, function(){console.log("No signature file found.");});</text:p>
      <text:p text:style-name="P8"><text:s text:c="3"/><text:tab/> }</text:p>
      <text:p text:style-name="Preformatted_20_Text"/>
      <text:p text:style-name="Preformatted_20_Text"><text:s text:c="4"/>//If the current_user isn't a doctor and there is no appointment provider, check <text:span text:style-name="T1">if patient has an assigned MRP.</text:span></text:p>
      <text:p text:style-name="P8"><text:s text:c="4"/>else if (document.getElementById("doctor_provider_no") &amp;&amp; document.getElementById("doctor_provider_no").value.length &gt;= 1 ){</text:p>
      <text:p text:style-name="P8"><text:s text:c="3"/><text:tab/> var sigid = "../eform/displayImage.do?imagefile=" + "doctor_signature_" + document.getElementById("doctor_provider_no").value + ".png";</text:p>
      <text:p text:style-name="P8"><text:s text:c="3"/><text:tab/> checkImage(sigid, function(){document.getElementById("signature").src = sigid;}, function(){console.log("No signature file found.");});</text:p>
      <text:p text:style-name="P8"><text:s text:c="4"/>}</text:p>
      <text:p text:style-name="P8">}</text:p>
      <text:p text:style-name="Preformatted_20_Text"><text:soft-page-break/>/** This function will check to see that an image can be loaded and will run the passed through functions in cases of the image loading or encountering an error when loading. */</text:p>
      <text:p text:style-name="P8">function checkImage(imageSrc, onimageloadfunction, onimagenotloadedfunction) {</text:p>
      <text:p text:style-name="P8"><text:s text:c="4"/>var img = new Image();</text:p>
      <text:p text:style-name="P8"><text:s text:c="4"/>img.onload = onimageloadfunction;</text:p>
      <text:p text:style-name="P8"><text:s text:c="4"/>img.onerror = onimagenotloadedfunction;</text:p>
      <text:p text:style-name="P8"><text:s text:c="4"/>img.src = imageSrc;</text:p>
      <text:p text:style-name="P8">}</text:p>
      <text:p text:style-name="Preformatted_20_Text"><text:s text:c="4"/>&lt;/script&gt;</text:p>
      <text:p text:style-name="Preformatted_20_Text"/>
      <text:p text:style-name="Preformatted_20_Text"><text:s text:c="4"/>&lt;!-- Under &lt;div class="input_elements"&gt; put: --&gt;</text:p>
      <text:p text:style-name="P7">&lt;input id="current_logged_in_user_type" name="current_logged_in_user_type" type="hidden" oscardb="current_logged_in_user_type"&gt;</text:p>
      <text:p text:style-name="P7">&lt;input id="current_logged_in_user_id" name="current_logged_in_user_id" type="hidden" oscardb="current_logged_in_user_id"&gt;</text:p>
      <text:p text:style-name="P7">&lt;input name="appt_provider_id" id="appt_provider_id" oscardb="appt_provider_id" type="hidden"&gt;</text:p>
      <text:p text:style-name="P7">&lt;input id="doctor_provider_no" name="doctor_provider_no" type="hidden" oscardb="doctor_provider_no"&gt;</text:p>
      <text:p text:style-name="Preformatted_20_Text"><text:s text:c="4"/></text:p>
      <text:p text:style-name="Preformatted_20_Text"><text:s text:c="4"/>&lt;!-- Now add a div with an img id="signature" to trigger the signature like the following --&gt;</text:p>
      <text:p text:style-name="Preformatted_20_Text"><text:s text:c="4"/></text:p>
      <text:p text:style-name="P6">&lt;div id="gen_widgetId51" class="gen-widget gen-layer3 gen-resize-destroyed gen-draggable-destroyed" style="width: 395px; height: 70px; position: absolute; z-index: 12; top: 955.719px; left: 120px;"&gt;</text:p>
      <text:p text:style-name="P6"><text:s text:c="4"/>&lt;img id="signature" style="position:absolute; height:70px;"&gt;</text:p>
      <text:p text:style-name="P6">&lt;/div&gt;</text:p>
      <text:h text:style-name="P5" text:outline-level="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201in" fo:margin-right="0.7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7T15:35:34.622935128</meta:creation-date>
    <dc:date>2023-05-04T18:34:04.452000000</dc:date>
    <meta:editing-duration>PT5M56S</meta:editing-duration>
    <meta:editing-cycles>3</meta:editing-cycles>
    <meta:generator>LibreOffice/7.4.2.3$Windows_X86_64 LibreOffice_project/382eef1f22670f7f4118c8c2dd222ec7ad009daf</meta:generator>
    <meta:document-statistic meta:table-count="0" meta:image-count="0" meta:object-count="0" meta:page-count="2" meta:paragraph-count="55" meta:word-count="336" meta:character-count="3587" meta:non-whitespace-character-count="3139"/>
  </office:meta>
</office:document-meta>
</file>